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fo:border="0.06pt solid #cccccc"/>
    </style:style>
    <style:style style:name="ce17" style:family="table-cell" style:parent-style-name="Default">
      <style:table-cell-properties fo:background-color="#99ff66" fo:border="0.06pt solid #cccccc"/>
    </style:style>
    <style:style style:name="ce18" style:family="table-cell" style:parent-style-name="Default">
      <style:table-cell-properties fo:background-color="#ffff99" fo:border="0.06pt solid #cccccc"/>
    </style:style>
    <style:style style:name="ce19" style:family="table-cell" style:parent-style-name="Default">
      <style:table-cell-properties fo:background-color="#ff6600" fo:border="0.06pt solid #cccccc"/>
    </style:style>
    <style:style style:name="ce20" style:family="table-cell" style:parent-style-name="Default">
      <style:table-cell-properties fo:background-color="#ff3333" fo:border="0.06pt solid #cccccc"/>
    </style:style>
    <style:style style:name="ce21" style:family="table-cell" style:parent-style-name="Default">
      <style:table-cell-properties fo:background-color="#00ccff" fo:border="0.06pt solid #cccccc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00ccff"/>
    </style:style>
    <style:style style:name="ce30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3333"/>
      <style:text-properties fo:color="#000000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automatic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1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1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1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1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10" office:value-type="string" calcext:value-type="string">
            <text:p>Julkaisun lisääminen → uusi revisio</text:p>
          </table:table-cell>
          <table:table-cell table:style-name="ce10" table:number-columns-repeated="3"/>
          <table:table-cell table:style-name="ce13" office:value-type="string" calcext:value-type="string">
            <text:p>0,5htp</text:p>
          </table:table-cell>
          <table:table-cell table:style-name="ce10" office:value-type="string" calcext:value-type="string">
            <text:p>ratkaisuehdotus issuessa</text:p>
          </table:table-cell>
          <table:table-cell table:style-name="ce1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1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#510</text:p>
          </table:table-cell>
          <table:table-cell table:style-name="ce10" office:value-type="string" calcext:value-type="string">
            <text:p>Kuvailujen eri kielten tallennus</text:p>
          </table:table-cell>
          <table:table-cell table:style-name="ce10" table:number-columns-repeated="3"/>
          <table:table-cell table:style-name="ce13" office:value-type="string" calcext:value-type="string">
            <text:p>1htp</text:p>
          </table:table-cell>
          <table:table-cell table:style-name="ce1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4">
          <table:table-cell table:style-name="ce1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14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6"/>
          <table:table-cell table:style-name="ce1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1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8"/>
          <table:table-cell table:style-name="ce1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9"/>
          <table:table-cell table:style-name="ce1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23"/>
        <table:table-column table:style-name="co2" table:default-cell-style-name="ce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11" office:value-type="string" calcext:value-type="string">
            <text:p>resolved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8"/>
          <table:table-cell table:style-name="ce11" office:value-type="string" calcext:value-type="string">
            <text:p>työn alla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9"/>
          <table:table-cell table:style-name="ce1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0"/>
          <table:table-cell table:style-name="ce1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1"/>
          <table:table-cell table:style-name="ce11" office:value-type="string" calcext:value-type="string">
            <text:p>valmis?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2" office:value-type="string" calcext:value-type="string">
            <text:p>Painoarvo</text:p>
          </table:table-cell>
          <table:table-cell table:style-name="ce22" office:value-type="string" calcext:value-type="string">
            <text:p>Tyyppi</text:p>
          </table:table-cell>
          <table:table-cell table:style-name="ce25"/>
          <table:table-cell table:number-columns-repeated="102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35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35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35"/>
          <table:table-cell table:style-name="ce36"/>
          <table:table-cell table:style-name="ce35" table:number-columns-repeated="2"/>
          <table:table-cell table:number-columns-repeated="1010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35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35" table:number-columns-repeated="4"/>
          <table:table-cell table:number-columns-repeated="3"/>
          <table:table-cell table:style-name="ce37"/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3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35" table:number-columns-repeated="3"/>
          <table:table-cell table:number-columns-repeated="4"/>
          <table:table-cell office:value-type="string" calcext:value-type="string">
            <text:p>#783</text:p>
          </table:table-cell>
          <table:table-cell office:value-type="string" calcext:value-type="string">
            <text:p>millä tavalla “rikkinäinen”?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35" table:number-columns-repeated="3"/>
          <table:table-cell table:number-columns-repeated="5"/>
          <table:table-cell office:value-type="string" calcext:value-type="string">
            <text:p>jos muutetaan richtext → integer, ei sinällään rikkinäinen konfiguraatio, vaan erilainen. Ei voida ilmoittaa virheestä, koska ei tiedetä onko muutos tarkoituksellinen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35" table:number-columns-repeated="3"/>
          <table:table-cell table:number-columns-repeated="5"/>
          <table:table-cell office:value-type="string" calcext:value-type="string">
            <text:p>Ongelmana konfiguraatioiden tallennuksen yhteydessä annetun konfiguraation “luotaaminen” muutenkin – ei voida tietää mikä osa siitä on oikeaa ja mikä virheellistä.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 (toinen hyväksytty ja toinen luonnos), ei kertaalleen hyväksyttyä sarjaa pysty enää muokkamaan ja hyväksymään</text:p>
          </table:table-cell>
          <table:table-cell table:number-columns-repeated="5"/>
          <table:table-cell table:style-name="ce35" table:number-columns-repeated="3"/>
          <table:table-cell table:number-columns-repeated="6"/>
          <table:table-cell office:value-type="string" calcext:value-type="string">
            <text:p>Esim. 779</text:p>
          </table:table-cell>
          <table:table-cell table:number-columns-repeated="1004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2"/>
          <table:table-cell office:value-type="string" calcext:value-type="string">
            <text:p>Datakonf. Uusi versio</text:p>
          </table:table-cell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3"/>
          <table:table-cell office:value-type="string" calcext:value-type="string">
            <text:p>tyhjennetään kenttä, jos versio muuttuu ja kentän tai sen referenssissä/valintalistassa muutoksia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6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3"/>
          <table:table-cell office:value-type="string" calcext:value-type="string">
            <text:p>rajoituksia ei voida tarkistaa ja oikaista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6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3"/>
          <table:table-cell office:value-type="string" calcext:value-type="string">
            <text:p>Jos rajoitus estää tallennuksen, palautetaan lista aineistoista joita ei tallennettu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6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2"/>
          <table:table-cell office:value-type="string" calcext:value-type="string">
            <text:p>Datan version ja kuvailun version nosto</text:p>
          </table:table-cell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3"/>
          <table:table-cell office:value-type="string" calcext:value-type="string">
            <text:p>Lista siitä, milloin versioita muutetaan automaattisesti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2"/>
          <table:table-cell office:value-type="string" calcext:value-type="string">
            <text:p>#741</text:p>
          </table:table-cell>
          <table:table-cell office:value-type="string" calcext:value-type="string">
            <text:p>Voidaanko palauttaa transferdataa?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3"/>
          <table:table-cell office:value-type="string" calcext:value-type="string">
            <text:p>Voidaan myös tehdä erillinen lataa-nappi, jolla käytännössä ladataan fullViewRevision-API-kutsun palauttama data</text:p>
          </table:table-cell>
          <table:table-cell table:number-columns-repeated="100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6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9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8"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9"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7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7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merkitä tehdäänkö datasta uusi muuttujakuva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2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9"/>
          <table:table-cell office:value-type="string" calcext:value-type="string">
            <text:p>käsittelijä-kentän tarkoitus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8"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7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9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4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6"/>
          <table:table-cell office:value-type="string" calcext:value-type="string">
            <text:p>??</text:p>
          </table:table-cell>
          <table:table-cell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29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 table:style-name="ce15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29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27" office:value-type="string" calcext:value-type="string">
            <text:p>775 774</text:p>
          </table:table-cell>
          <table:table-cell office:value-type="string" calcext:value-type="string">
            <text:p>Datakonf, viittauk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29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29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3:45:33.68744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7-10-27T09:14:10.279005388</dc:date>
    <meta:editing-duration>P17DT18H12M39S</meta:editing-duration>
    <meta:editing-cycles>60</meta:editing-cycles>
    <meta:generator>LibreOffice/5.1.6.2$Linux_X86_64 LibreOffice_project/10m0$Build-2</meta:generator>
    <meta:document-statistic meta:table-count="2" meta:cell-count="1078" meta:object-count="0"/>
  </office:meta>
</office:document-meta>
</file>